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581cm"/>
    </style:style>
    <style:style style:name="co4" style:family="table-column">
      <style:table-column-properties fo:break-before="auto" style:column-width="7.304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8.969cm"/>
    </style:style>
    <style:style style:name="co8" style:family="table-column">
      <style:table-column-properties fo:break-before="auto" style:column-width="14.982cm"/>
    </style:style>
    <style:style style:name="co9" style:family="table-column">
      <style:table-column-properties fo:break-before="auto" style:column-width="5.092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7.28cm"/>
    </style:style>
    <style:style style:name="co13" style:family="table-column">
      <style:table-column-properties fo:break-before="auto" style:column-width="22.8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UNT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DIA</text:p>
          </table:table-cell>
        </table:table-row>
      </table:table>
      <table:table table:name="BUSINESS_CATEGORY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NFIRMED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Extermination/Pest Contr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Farming(Animal Produc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Farming(Crop Produc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Fishing/Hun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Landscape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Lawn care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iculture &amp; Forestry/Wildlife</text:p>
          </table:table-cell>
          <table:table-cell office:value-type="string">
            <text:p>Other (Agriculture &amp; Forestry/Wildlife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Consul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Employment Off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Fundrais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Going out of Business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Marketing/Advertis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Non Profit Organiz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Notary Publ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Online Busin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Other (Business &amp; Informa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Publishing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Record Busin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Retail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Technology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Telemarke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Travel Agen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&amp; Information</text:p>
          </table:table-cell>
          <table:table-cell office:value-type="string">
            <text:p>Video Produ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AC &amp; Hea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Archite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Building Constru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Building Inspe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Concrete Manufactu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Contrac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Engineering/Draf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Equipment Ren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Other (Construction/Utilities/Contracting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Plumbi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struction/Utilities/Contracting</text:p>
          </table:table-cell>
          <table:table-cell office:value-type="string">
            <text:p>Remode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ion/Utilities/Contracting</text:p>
          </table:table-cell>
          <table:table-cell office:value-type="string">
            <text:p>Repair/Mainten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Child Care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College/Universi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Cosmetology Sch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lementary &amp; Secondary Edu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GED Certifi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Other (Educa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Private Sch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Real Estate Sch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Technical Sch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Trade Sch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Tutoring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Vocational Sch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Accoun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Audi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Bank/Credit Un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Bookkeep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Cash Adva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Collection Agen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Inve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Other (Finance &amp; Insurance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Pawn Brok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 &amp; Insurance</text:p>
          </table:table-cell>
          <table:table-cell office:value-type="string">
            <text:p>Tax Prepa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Alcohol/Tobacco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Alcoholic Beverage Manufactu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Bake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Cate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Food/Beverage Manufactu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Grocery/Convenience Store(Gas Sta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Grocery/Convenience Store(No Gas Sta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Hotels/Motels(Casino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Hotels/Motels(No Casino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Mobile Food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Other (Food &amp; Hospitality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Restaurant/B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Specialty Food(Fruit/Vegetables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Specialty Food(Mea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Specialty Food(Seafood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Tobacco Product Manufactu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Truck S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Hospitality</text:p>
          </table:table-cell>
          <table:table-cell office:value-type="string">
            <text:p>Vending Mach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string">
            <text:p>Auctione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string">
            <text:p>Boxing/Wrest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string">
            <text:p>Casino/Video 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string">
            <text:p>Other (Gaming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string">
            <text:p>Racetra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string">
            <text:p>Sports Ag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Acupuncturi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Athletic Trai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Child/Youth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Chiropractic Off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Dentist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Electrolys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Embalm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Emergency Medical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Emergency Medical Transpor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Hearing Aid Deal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Home Health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Hospi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Massage Therap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Medical Off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Mental Health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Non Emergency Medical Transpor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Optomet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Other (Health Services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Pharma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Physical Therap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Physicians Off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Radi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Residential Care Faci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Speech/Occupational Therap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Substance Abuse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Veterinary Medic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Vocational Rehabili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 Services</text:p>
          </table:table-cell>
          <table:table-cell office:value-type="string">
            <text:p>Wholesale Drug Distrib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Automotive Part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Car Wash/Detai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Motor Vehicle Ren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Motor Vehicle Rep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New Motor Vehicle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Other (Motor Vehicle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Recreational Vehicle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 Vehicle</text:p>
          </table:table-cell>
          <table:table-cell office:value-type="string">
            <text:p>Used Motor Vehicle S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Conservation Organiza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Environmental Heal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Land Survey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Oil &amp; Gas Distrib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Oil &amp; Gas Extraction/Produ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Other (Natural Resources/Environmental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Pipel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 Resources/Environmental</text:p>
          </table:table-cell>
          <table:table-cell office:value-type="string">
            <text:p>Water Well Dril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Other(Business Type Not Listed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Animal Board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Barber Sh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Beauty Sal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Cemeter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sonal Services</text:p>
          </table:table-cell>
          <table:table-cell office:value-type="string">
            <text:p>Diet Cen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Dry cleaning/Laund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Entertainment/Party Rent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Event Planni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sonal Services</text:p>
          </table:table-cell>
          <table:table-cell office:value-type="string">
            <text:p>Fitness Cen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Flori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Funeral Direc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Janitorial/Cleaning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Massage/Day Sp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Nail Sal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Other (Personal Services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Personal Assis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Photograph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al Services</text:p>
          </table:table-cell>
          <table:table-cell office:value-type="string">
            <text:p>Tanning Sal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Home Inspe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Interior Desig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Manufactured Hous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Mortgage Compan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Other (Real Estate &amp; Housing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Property Manag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Real Estate Broker/Ag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 &amp; Housing</text:p>
          </table:table-cell>
          <table:table-cell office:value-type="string">
            <text:p>Warehouse/Stor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Attorne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Bail B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Court Repor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Drug Scree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Locksmi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Other (Safety/Security &amp; Legal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Private Investiga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Security Gua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/Security &amp; Legal</text:p>
          </table:table-cell>
          <table:table-cell office:value-type="string">
            <text:p>Security System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Air Transpor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Boat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Limousine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Other (Transportat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Taxi Serv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Tow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Truck Transportation(Fuel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ation</text:p>
          </table:table-cell>
          <table:table-cell office:value-type="string">
            <text:p>Truck Transportation(Non Fuel)</text:p>
          </table:table-cell>
          <table:table-cell office:value-type="float" office:value="1">
            <text:p>1</text:p>
          </table:table-cell>
        </table:table-row>
      </table:table>
      <table:table table:name="DEED_CATEGORY" table:style-name="ta1" table:print="false"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NFIRMED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SAVE FORE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SAVE ANIM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SAVE WILDL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TREE PLAN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ORGANIC FAR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AGAINST POLL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INNO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CLEANLIN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WATER CONSER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RESOURCE CONSER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DOCUMENTA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WOMEN EMPOWER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CHILD PROTE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MEN ENLIGHTEN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SLAVE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AGAINST COPPUP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CHILD EMPOWER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HELP THE OLD AND SI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HELP THE NEED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HUMANITARIAN A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ANTI-SLAVE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DOCUMENTA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AL CHANGE</text:p>
          </table:table-cell>
          <table:table-cell office:value-type="string">
            <text:p>DISPENSE EDU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SPORTS AND ATHLETICS</text:p>
          </table:table-cell>
          <table:table-cell office:value-type="string">
            <text:p>1 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SING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AC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READ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WRI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TALENTS</text:p>
          </table:table-cell>
          <table:table-cell office:value-type="string">
            <text:p>OTHER SPECIAL TALENT</text:p>
          </table:table-cell>
          <table:table-cell/>
        </table:table-row>
        <table:table-row table:style-name="ro1">
          <table:table-cell office:value-type="string">
            <text:p>PEACE RESTORATION</text:p>
          </table:table-cell>
          <table:table-cell office:value-type="string">
            <text:p>LOCAL LEV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ACE RESTORATION</text:p>
          </table:table-cell>
          <table:table-cell office:value-type="string">
            <text:p>NATIONAL LEV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ACE RESTORATION</text:p>
          </table:table-cell>
          <table:table-cell office:value-type="string">
            <text:p>GLOBAL LEV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NGE THE WORLD</text:p>
          </table:table-cell>
          <table:table-cell office:value-type="string">
            <text:p>INNO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NGE THE WORLD</text:p>
          </table:table-cell>
          <table:table-cell office:value-type="string">
            <text:p>AWARENESS</text:p>
          </table:table-cell>
          <table:table-cell office:value-type="float" office:value="1">
            <text:p>1</text:p>
          </table:table-cell>
        </table:table-row>
      </table:table>
      <table:table table:name="GOVERNMENT_ORG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MINISTRY</text:p>
          </table:table-cell>
          <table:table-cell office:value-type="string">
            <text:p>DEPARTMENT</text:p>
          </table:table-cell>
          <table:table-cell office:value-type="string">
            <text:p>CONFIRMED</text:p>
          </table:table-cell>
        </table:table-row>
        <table:table-row table:style-name="ro1">
          <table:table-cell office:value-type="string">
            <text:p>Ministry of Agriculture &amp; Farmers Welfare</text:p>
          </table:table-cell>
          <table:table-cell office:value-type="string">
            <text:p>Department of Agriculture and Coope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Agriculture &amp; Farmers Welfare</text:p>
          </table:table-cell>
          <table:table-cell office:value-type="string">
            <text:p>Department of Agricultural Research and Edu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Agriculture &amp; Farmers Welfare</text:p>
          </table:table-cell>
          <table:table-cell office:value-type="string">
            <text:p>Department of Animal Husbandry and Dairy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Agriculture &amp; Farmers Welfare</text:p>
          </table:table-cell>
          <table:table-cell office:value-type="string">
            <text:p>Department of Food Processing Indust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hemicals and Fertilizers</text:p>
          </table:table-cell>
          <table:table-cell office:value-type="string">
            <text:p>Department of Chemicals and Petrochemic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hemicals and Fertilizers</text:p>
          </table:table-cell>
          <table:table-cell office:value-type="string">
            <text:p>Department of Fertiliz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ivil Aviation</text:p>
          </table:table-cell>
          <table:table-cell office:value-type="string">
            <text:p>Directorate General of Civil Avi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al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epartment of Commer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epartment of Explos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irectorate General of Anti-dumping &amp; Allied Du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irectorate General of Commercial Intelligence &amp; Statisti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Controller General of Patents-Designs and Trade Mar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Trade Marks Regist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epartment of Industrial Policy &amp; Promo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Office of Economic Advis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epartment of Supp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erce and Industry</text:p>
          </table:table-cell>
          <table:table-cell office:value-type="string">
            <text:p>Directorate General of Supplies &amp; Dispos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unications and Information Technology</text:p>
          </table:table-cell>
          <table:table-cell office:value-type="string">
            <text:p>Department of Telecommunica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unications and Information Technology</text:p>
          </table:table-cell>
          <table:table-cell office:value-type="string">
            <text:p>Department of Po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unications and Information Technology</text:p>
          </table:table-cell>
          <table:table-cell office:value-type="string">
            <text:p>Directorate of Standardisation-Testing and Quality Contr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unications and Information Technology</text:p>
          </table:table-cell>
          <table:table-cell office:value-type="string">
            <text:p>Electronic Governance Di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unications and Information Technology</text:p>
          </table:table-cell>
          <table:table-cell office:value-type="string">
            <text:p>National Informatics Cen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mmunications and Information Technology</text:p>
          </table:table-cell>
          <table:table-cell office:value-type="string">
            <text:p>Indian Computer Emergency Response Te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nsumer Affairs</text:p>
          </table:table-cell>
          <table:table-cell office:value-type="string">
            <text:p><text:s/>Food and Public Distribution-Department of Public Distrib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nsumer Affairs</text:p>
          </table:table-cell>
          <table:table-cell office:value-type="string">
            <text:p><text:s/>Food and Public Distribution-Department of Consumer Affa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nsumer Affairs</text:p>
          </table:table-cell>
          <table:table-cell office:value-type="string">
            <text:p><text:s/>Food and Public Distribution-Department of Food and Public Distrib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Corporate Affairs</text:p>
          </table:table-cell>
          <table:table-cell office:value-type="string">
            <text:p>Serious Fraud Investigation Offi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istry of Corporate Affairs</text:p>
          </table:table-cell>
          <table:table-cell office:value-type="string">
            <text:p>Investor Education and Proection Fu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Cul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Integrated Defence Staf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Indian Armed For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Indian Airfor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Indian Arm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Indian Coast Gua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Indian Nav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Controller General of Defence Accounts (CGDA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Principal Controller of Defence Accounts (Pension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Controller of Defence Accounts (Officers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Controller of Defence Accounts (Navy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Directorate General of Aeronautical Quality Assur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Defence</text:p>
          </table:table-cell>
          <table:table-cell office:value-type="string">
            <text:p>Directorate General Resettlement (DGR)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Drinking Water and Sani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xternal Affairs</text:p>
          </table:table-cell>
          <table:table-cell office:value-type="string">
            <text:p>Consular Passport &amp; Visa Di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arth Sciences</text:p>
          </table:table-cell>
          <table:table-cell office:value-type="string">
            <text:p>India Meteorological Depart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arth Sciences</text:p>
          </table:table-cell>
          <table:table-cell office:value-type="string">
            <text:p>India Meteorological Department-Pu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arth Sciences</text:p>
          </table:table-cell>
          <table:table-cell office:value-type="string">
            <text:p>India Meteorological Department-Chenna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arth Sciences</text:p>
          </table:table-cell>
          <table:table-cell office:value-type="string">
            <text:p>Agriculture Meteorology Di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Development of North Eastern Reg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nvironment</text:p>
          </table:table-cell>
          <table:table-cell office:value-type="string">
            <text:p><text:s/>Forest and Climate Change-National River Conservation Director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Environment</text:p>
          </table:table-cell>
          <table:table-cell office:value-type="string">
            <text:p><text:s/>Forest and Climate Change-National CDM Author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Finance</text:p>
          </table:table-cell>
          <table:table-cell office:value-type="string">
            <text:p>Central Pension Accounting Off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Finance</text:p>
          </table:table-cell>
          <table:table-cell office:value-type="string">
            <text:p>Controller General of Accou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Finance</text:p>
          </table:table-cell>
          <table:table-cell office:value-type="string">
            <text:p>Department of Company Affa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Finance</text:p>
          </table:table-cell>
          <table:table-cell office:value-type="string">
            <text:p>Department of Income T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Finance</text:p>
          </table:table-cell>
          <table:table-cell office:value-type="string">
            <text:p>Department of Reven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Finance</text:p>
          </table:table-cell>
          <table:table-cell office:value-type="string">
            <text:p>Department of Service Ta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Food Processing Indust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Housing and Urban Poverty Allevi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ealth and Family Welfare</text:p>
          </table:table-cell>
          <table:table-cell office:value-type="string">
            <text:p>Dept. of Indian Systems of Medicines &amp; Homeopath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eavy Industries and Public Enterprises</text:p>
          </table:table-cell>
          <table:table-cell office:value-type="string">
            <text:p>Department of Heavy Indust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eavy Industries and Public Enterprises</text:p>
          </table:table-cell>
          <table:table-cell office:value-type="string">
            <text:p>Department of Public Enterpri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me Affairs</text:p>
          </table:table-cell>
          <table:table-cell office:value-type="string">
            <text:p>Department of Official Langu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me Affairs</text:p>
          </table:table-cell>
          <table:table-cell office:value-type="string">
            <text:p>Directorate General of Civil Def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me Affairs</text:p>
          </table:table-cell>
          <table:table-cell office:value-type="string">
            <text:p>National Crime Records Burea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me Affairs</text:p>
          </table:table-cell>
          <table:table-cell office:value-type="string">
            <text:p>Special Services Burea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uman Resource Development</text:p>
          </table:table-cell>
          <table:table-cell office:value-type="string">
            <text:p>Department of Women and Child Develop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uman Resource Development</text:p>
          </table:table-cell>
          <table:table-cell office:value-type="string">
            <text:p>Central Hindi Director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Information and Broadcasting</text:p>
          </table:table-cell>
          <table:table-cell office:value-type="string">
            <text:p>Directorate of Field Public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Information and Broadcasting</text:p>
          </table:table-cell>
          <table:table-cell office:value-type="string">
            <text:p>Directorate of Film Festiv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Information and Broadcasting</text:p>
          </table:table-cell>
          <table:table-cell office:value-type="string">
            <text:p>Films Di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Information and Broadcasting</text:p>
          </table:table-cell>
          <table:table-cell office:value-type="string">
            <text:p>Press Information Burea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Information and Broadcasting</text:p>
          </table:table-cell>
          <table:table-cell office:value-type="string">
            <text:p>Publications Di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Information and Broadcasting</text:p>
          </table:table-cell>
          <table:table-cell office:value-type="string">
            <text:p>Song and Drama Di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Labour and Employment</text:p>
          </table:table-cell>
          <table:table-cell office:value-type="string">
            <text:p>Director General of Employment and Trai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Labour and Employment</text:p>
          </table:table-cell>
          <table:table-cell office:value-type="string">
            <text:p>Directorate General of Factory Advice Service and Labour Institu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Labour and Employment</text:p>
          </table:table-cell>
          <table:table-cell office:value-type="string">
            <text:p>Directorate General of Mine Safe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Labour and Employment</text:p>
          </table:table-cell>
          <table:table-cell office:value-type="string">
            <text:p>Labour Burea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Law and Justice</text:p>
          </table:table-cell>
          <table:table-cell office:value-type="string">
            <text:p>Law and Just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Micro</text:p>
          </table:table-cell>
          <table:table-cell office:value-type="string">
            <text:p><text:s/>Small and Medium Enterprises-Development Commissio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M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Minority Affa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New and Renewable Ener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for Development of North Eastern Region</text:p>
          </table:table-cell>
          <table:table-cell office:value-type="string">
            <text:p>Department for Development of North Eastern Reg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Overseas Indian Affairs</text:p>
          </table:table-cell>
          <table:table-cell office:value-type="string">
            <text:p>Department of Overseas Indian Affai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istry of Panchayati Raj</text:p>
          </table:table-cell>
          <table:table-cell office:value-type="string">
            <text:p>Ministry of Panchayati Raj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Parliamentary Affa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Personnel</text:p>
          </table:table-cell>
          <table:table-cell office:value-type="string">
            <text:p><text:s/>Public Grievances and Pensions-Department of Administrative Reforms and Public Grieva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Personnel</text:p>
          </table:table-cell>
          <table:table-cell office:value-type="string">
            <text:p><text:s/>Public Grievances and Pensions-Department of Pension and Pensioners' Welfa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Personnel</text:p>
          </table:table-cell>
          <table:table-cell office:value-type="string">
            <text:p><text:s/>Public Grievances and Pensions-Department of Personnel and Trai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Personnel</text:p>
          </table:table-cell>
          <table:table-cell office:value-type="string">
            <text:p><text:s/>Public Grievances and Pensions-Staff Selection Commis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Petroleum and Natural Gas</text:p>
          </table:table-cell>
          <table:table-cell office:value-type="string">
            <text:p>Directorate General of Hydrocarb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Pow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Rural Development</text:p>
          </table:table-cell>
          <table:table-cell office:value-type="string">
            <text:p>Department of Rural Develop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Rural Development</text:p>
          </table:table-cell>
          <table:table-cell office:value-type="string">
            <text:p>Department of Land Resour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Railways</text:p>
          </table:table-cell>
          <table:table-cell office:value-type="string">
            <text:p>Indian Railw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Railways</text:p>
          </table:table-cell>
          <table:table-cell office:value-type="string">
            <text:p>Railway Budg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Road Transport and Highways</text:p>
          </table:table-cell>
          <table:table-cell office:value-type="string">
            <text:p>Department of Road Transport and Highway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cience and Technology</text:p>
          </table:table-cell>
          <table:table-cell office:value-type="string">
            <text:p>Department of Biotechn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cience and Technology</text:p>
          </table:table-cell>
          <table:table-cell office:value-type="string">
            <text:p>Department of Science and Techn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cience and Technology</text:p>
          </table:table-cell>
          <table:table-cell office:value-type="string">
            <text:p>Department of Scientific and Industrial Resear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cience and Technology</text:p>
          </table:table-cell>
          <table:table-cell office:value-type="string">
            <text:p>National Information System for Science Techn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cience and Technology</text:p>
          </table:table-cell>
          <table:table-cell office:value-type="string">
            <text:p>India Meteorological Depart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hipping</text:p>
          </table:table-cell>
          <table:table-cell office:value-type="string">
            <text:p>Directorate General of Shipp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hipping</text:p>
          </table:table-cell>
          <table:table-cell office:value-type="string">
            <text:p>Mercantile Marine Depart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kill Development and Entrepreneurship</text:p>
          </table:table-cell>
          <table:table-cell office:value-type="string">
            <text:p>Director General Training (DG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kill Development and Entrepreneurship</text:p>
          </table:table-cell>
          <table:table-cell office:value-type="string">
            <text:p>National Skill Development Agency (NSDA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kill Development and Entrepreneurship</text:p>
          </table:table-cell>
          <table:table-cell office:value-type="string">
            <text:p>National Skill Development Corporation (NSDC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kill Development and Entrepreneurship</text:p>
          </table:table-cell>
          <table:table-cell office:value-type="string">
            <text:p>National Skill Development Fund (NSDF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kill Development and Entrepreneurship</text:p>
          </table:table-cell>
          <table:table-cell office:value-type="string">
            <text:p>Indian Institute of Entrepreneurshi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istry of Skill Development and Entrepreneurship</text:p>
          </table:table-cell>
          <table:table-cell office:value-type="string">
            <text:p>National Inst. of Entr. and Small Buss. D'ment (NIESBUD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kill Development and Entrepreneurship</text:p>
          </table:table-cell>
          <table:table-cell office:value-type="string">
            <text:p>Sector Skill Councils (SSC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ocial Justice and Empowerment</text:p>
          </table:table-cell>
          <table:table-cell office:value-type="string">
            <text:p>Department of Social Justice and Empower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ocial Justice and Empowerment</text:p>
          </table:table-cell>
          <table:table-cell office:value-type="string">
            <text:p>Chief Commissioner for Disabili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Statistics and Programme Implementation</text:p>
          </table:table-cell>
          <table:table-cell office:value-type="string">
            <text:p>Department of Statistic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Ste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Textiles</text:p>
          </table:table-cell>
          <table:table-cell office:value-type="string">
            <text:p>Development Commissioner for Handicraf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Textiles</text:p>
          </table:table-cell>
          <table:table-cell office:value-type="string">
            <text:p>Development Commissioner for Handloo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Textiles</text:p>
          </table:table-cell>
          <table:table-cell office:value-type="string">
            <text:p>Office of Jute Commissio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Textiles</text:p>
          </table:table-cell>
          <table:table-cell office:value-type="string">
            <text:p>Office of Textile Commissio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Tourism</text:p>
          </table:table-cell>
          <table:table-cell office:value-type="string">
            <text:p>Ministry/Department of Touris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Tribal Affa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using and Urban Affairs</text:p>
          </table:table-cell>
          <table:table-cell office:value-type="string">
            <text:p>Directorate of Est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using and Urban Affairs</text:p>
          </table:table-cell>
          <table:table-cell office:value-type="string">
            <text:p>Directorate of Prin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Housing and Urban Affairs</text:p>
          </table:table-cell>
          <table:table-cell office:value-type="string">
            <text:p>Department of Publi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Ministry of Women and Child Develop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ry of Youth Affairs and Sports</text:p>
          </table:table-cell>
          <table:table-cell office:value-type="string">
            <text:p>Ministry/Department of Youth Affairs and Sports</text:p>
          </table:table-cell>
          <table:table-cell office:value-type="float" office:value="1">
            <text:p>1</text:p>
          </table:table-cell>
        </table:table-row>
      </table:table>
      <table:table table:name="NGO_CATEGORY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NFIRMED</text:p>
          </table:table-cell>
        </table:table-row>
        <table:table-row table:style-name="ro1">
          <table:table-cell office:value-type="string">
            <text:p>Grassroots Support Organization</text:p>
          </table:table-cell>
          <table:table-cell office:value-type="string">
            <text:p>Groups of disadvantaged - rural are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ssroots Support Organization</text:p>
          </table:table-cell>
          <table:table-cell office:value-type="string">
            <text:p>Groups of disadvantaged - urban are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ssroots Support Organization</text:p>
          </table:table-cell>
          <table:table-cell office:value-type="string">
            <text:p>Groups of disadvantaged - individu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ld Protection and Empowerment</text:p>
          </table:table-cell>
          <table:table-cell office:value-type="string">
            <text:p>Anti Child Sexual Ab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ld Protection and Empowerment</text:p>
          </table:table-cell>
          <table:table-cell office:value-type="string">
            <text:p>Children Edu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ld Protection and Empowerment</text:p>
          </table:table-cell>
          <table:table-cell office:value-type="string">
            <text:p>Children Skillset Programme(s)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ild Protection and Empowerment</text:p>
          </table:table-cell>
          <table:table-cell office:value-type="string">
            <text:p>Children (Self Defense) Training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ild Protection and Empowerment</text:p>
          </table:table-cell>
          <table:table-cell office:value-type="string">
            <text:p>Child Adoptation or Foste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men Protection and Empowerment</text:p>
          </table:table-cell>
          <table:table-cell office:value-type="string">
            <text:p>Anti Women Sexual Ab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men Protection and Empowerment</text:p>
          </table:table-cell>
          <table:table-cell office:value-type="string">
            <text:p>Women Educ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omen Protection and Empowerment</text:p>
          </table:table-cell>
          <table:table-cell office:value-type="string">
            <text:p>Women (Self Defense) Training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men Protection and Empowerment</text:p>
          </table:table-cell>
          <table:table-cell office:value-type="string">
            <text:p>Women Skillset Programme(s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men Protection and Empowerment</text:p>
          </table:table-cell>
          <table:table-cell office:value-type="string">
            <text:p>Widow Re-marri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men Protection and Empowerment</text:p>
          </table:table-cell>
          <table:table-cell office:value-type="string">
            <text:p>Abuse victim marri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Expose Global Environmental Proble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Solutions for Green and Peaceful Exist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Wildlife Conser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Innovative Idea to save Flora and Fau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Promote Biodivers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Awareness Campaig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ment Protection and Revival</text:p>
          </table:table-cell>
          <table:table-cell office:value-type="string">
            <text:p>Plant Trees Campaig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eans and Underseas Revival</text:p>
          </table:table-cell>
          <table:table-cell office:value-type="string">
            <text:p>Underwater Touris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eans and Underseas Revival</text:p>
          </table:table-cell>
          <table:table-cell office:value-type="string">
            <text:p>Save underwater spec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eans and Underseas Revival</text:p>
          </table:table-cell>
          <table:table-cell office:value-type="string">
            <text:p>Protect/Revive Coral Ree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eans and Underseas Revival</text:p>
          </table:table-cell>
          <table:table-cell office:value-type="string">
            <text:p>Maritime Resear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lightened World</text:p>
          </table:table-cell>
          <table:table-cell office:value-type="string">
            <text:p>Spread Spirituali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nlightened World</text:p>
          </table:table-cell>
          <table:table-cell office:value-type="string">
            <text:p>Motivational Speac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lightened World</text:p>
          </table:table-cell>
          <table:table-cell office:value-type="string">
            <text:p>Platform to spread social change ide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lightened World</text:p>
          </table:table-cell>
          <table:table-cell office:value-type="string">
            <text:p>Laughter Club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lightened World</text:p>
          </table:table-cell>
          <table:table-cell office:value-type="string">
            <text:p>Wellbeing Club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orld Peace</text:p>
          </table:table-cell>
          <table:table-cell office:value-type="string">
            <text:p>Activitism for World Pea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Build global understanding of human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Religious Organisation for Harmon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Societies for co-operative wor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Humanitarian A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Donations for the need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Donation of organs and bloo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 Peace</text:p>
          </table:table-cell>
          <table:table-cell office:value-type="string">
            <text:p>Sharing and Ca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man Creativity and Entrepreneurship</text:p>
          </table:table-cell>
          <table:table-cell office:value-type="string">
            <text:p>Innovative Ide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uman Creativity and Entrepreneurship</text:p>
          </table:table-cell>
          <table:table-cell office:value-type="string">
            <text:p>Grassroot Entrepreneurshi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uman Creativity and Entrepreneurship</text:p>
          </table:table-cell>
          <table:table-cell office:value-type="string">
            <text:p>Grassroot leadership to bring chang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uman Creativity and Entrepreneurship</text:p>
          </table:table-cell>
          <table:table-cell office:value-type="string">
            <text:p>Grassroot activity (Individual efforts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man Creativity and Entrepreneurship</text:p>
          </table:table-cell>
          <table:table-cell office:value-type="string">
            <text:p>Invention to change lives of mas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man Creativity and Entrepreneurship</text:p>
          </table:table-cell>
          <table:table-cell office:value-type="string">
            <text:p>Documentaries and Journalism </text:p>
          </table:table-cell>
          <table:table-cell office:value-type="float" office:value="1">
            <text:p>1</text:p>
          </table:table-cell>
        </table:table-row>
      </table:table>
      <table:table table:name="EMAIL_MESSAGES" table:style-name="ta1" table:print="false"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>
            <text:p>TEMPLATE</text:p>
          </table:table-cell>
          <table:table-cell office:value-type="string">
            <text:p>MESSAGE_TIT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registrationUser</text:p>
          </table:table-cell>
          <table:table-cell office:value-type="string">
            <text:p>Registration User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subject</text:p>
          </table:table-cell>
          <table:table-cell office:value-type="string">
            <text:p>User Registration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accessConfirmed</text:p>
          </table:table-cell>
          <table:table-cell office:value-type="string">
            <text:p>Access Confirmed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thankYou</text:p>
          </table:table-cell>
          <table:table-cell office:value-type="string">
            <text:p>Congratulations on setting your access details. Your registration is now complete!! 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welcome</text:p>
          </table:table-cell>
          <table:table-cell office:value-type="string">
            <text:p>Welcome to GdfNow.org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home</text:p>
          </table:table-cell>
          <table:table-cell office:value-type="string">
            <text:p>Home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subject</text:p>
          </table:table-cell>
          <table:table-cell office:value-type="string">
            <text:p>Access Confirm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subject</text:p>
          </table:table-cell>
          <table:table-cell office:value-type="string">
            <text:p>Deeder Registration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registrationDeeder</text:p>
          </table:table-cell>
          <table:table-cell office:value-type="string">
            <text:p>Registration Deeder</text:p>
          </table:table-cell>
        </table:table-row>
        <table:table-row table:style-name="ro1">
          <table:table-cell office:value-type="string">
            <text:p>DEED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1">
          <table:table-cell office:value-type="string">
            <text:p>DEED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1">
          <table:table-cell office:value-type="string">
            <text:p>DEED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dearUserDeeder</text:p>
          </table:table-cell>
          <table:table-cell office:value-type="string">
            <text:p>Dear %1$s ,</text:p>
          </table:table-cell>
        </table:table-row>
        <table:table-row table:style-name="ro1">
          <table:table-cell office:value-type="string">
            <text:p>USER_DEEDER_REGISTER</text:p>
          </table:table-cell>
          <table:table-cell office:value-type="string">
            <text:p>nominatedMsg</text:p>
          </table:table-cell>
          <table:table-cell office:value-type="string">
            <text:p>You have been Nominated by our User %1$s</text:p>
          </table:table-cell>
        </table:table-row>
        <table:table-row table:style-name="ro1">
          <table:table-cell office:value-type="string">
            <text:p>USER_DEEDER_REGISTER</text:p>
          </table:table-cell>
          <table:table-cell office:value-type="string">
            <text:p>checkProfile</text:p>
          </table:table-cell>
          <table:table-cell office:value-type="string">
            <text:p>You may wish to check your profile here (You DOB might need correction) :</text:p>
          </table:table-cell>
        </table:table-row>
        <table:table-row table:style-name="ro1">
          <table:table-cell office:value-type="string">
            <text:p>USER_DEEDER_REGISTER</text:p>
          </table:table-cell>
          <table:table-cell office:value-type="string">
            <text:p>profileOKMsg</text:p>
          </table:table-cell>
          <table:table-cell office:value-type="string">
            <text:p>If the profile looks OK to you (or you wish to make changes), please set your access password on the following link:</text:p>
          </table:table-cell>
        </table:table-row>
        <table:table-row table:style-name="ro1">
          <table:table-cell office:value-type="string">
            <text:p>USER_DEED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1">
          <table:table-cell office:value-type="string">
            <text:p>NOMINATION_CONFIRM</text:p>
          </table:table-cell>
          <table:table-cell office:value-type="string">
            <text:p>subject</text:p>
          </table:table-cell>
          <table:table-cell office:value-type="string">
            <text:p>Nomination Confirm of %1$s <text:s/>%2$s</text:p>
          </table:table-cell>
        </table:table-row>
        <table:table-row table:style-name="ro1">
          <table:table-cell office:value-type="string">
            <text:p>NOMINATION_CONFIRM</text:p>
          </table:table-cell>
          <table:table-cell office:value-type="string">
            <text:p>ThanksMsg</text:p>
          </table:table-cell>
          <table:table-cell office:value-type="string">
            <text:p>Thank you for making a valuable contribution to make a 'real' change in the world.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informOnDeederConfirm</text:p>
          </table:table-cell>
          <table:table-cell office:value-type="string">
            <text:p>Once the Deeder accepts the nomination, we will inform you.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suggestDeedOfDeeder</text:p>
          </table:table-cell>
          <table:table-cell office:value-type="string">
            <text:p>In the mean time, if you wish you may suggest the Deeds that Deeder has been carrying out by visiting your account.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gdfNowHome</text:p>
          </table:table-cell>
          <table:table-cell office:value-type="string">
            <text:p>GdfNow Home</text:p>
          </table:table-cell>
        </table:table-row>
        <table:table-row table:style-name="ro1">
          <table:table-cell office:value-type="string">
            <text:p>BUSINESS_REGISTER</text:p>
          </table:table-cell>
          <table:table-cell office:value-type="string">
            <text:p>subject</text:p>
          </table:table-cell>
          <table:table-cell office:value-type="string">
            <text:p>Registration Business</text:p>
          </table:table-cell>
        </table:table-row>
        <table:table-row table:style-name="ro1">
          <table:table-cell office:value-type="string">
            <text:p>BUSINESS_REGIST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BUSINESS_REGISTER</text:p>
          </table:table-cell>
          <table:table-cell office:value-type="string">
            <text:p>successfullyReg</text:p>
          </table:table-cell>
          <table:table-cell office:value-type="string">
            <text:p>Your Business, %1$s, has been successfully registered on GDFNow.org</text:p>
          </table:table-cell>
        </table:table-row>
        <table:table-row table:style-name="ro1">
          <table:table-cell office:value-type="string">
            <text:p>BUSINESS_REGISTER</text:p>
          </table:table-cell>
          <table:table-cell office:value-type="string">
            <text:p>setPasswordLinkMsg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1">
          <table:table-cell office:value-type="string">
            <text:p>BUSINESS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1">
          <table:table-cell office:value-type="string">
            <text:p>BUSINESS_AMEND</text:p>
          </table:table-cell>
          <table:table-cell office:value-type="string">
            <text:p>subject</text:p>
          </table:table-cell>
          <table:table-cell office:value-type="string">
            <text:p>Change Business Details</text:p>
          </table:table-cell>
        </table:table-row>
        <table:table-row table:style-name="ro1">
          <table:table-cell office:value-type="string">
            <text:p>BUSINESS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1">
          <table:table-cell office:value-type="string">
            <text:p>GOVERNMENT_REGISTER</text:p>
          </table:table-cell>
          <table:table-cell office:value-type="string">
            <text:p>subject</text:p>
          </table:table-cell>
          <table:table-cell office:value-type="string">
            <text:p>Registration Government Agency/Department</text:p>
          </table:table-cell>
        </table:table-row>
        <table:table-row table:style-name="ro1">
          <table:table-cell office:value-type="string">
            <text:p>GOVERNMENT_REGISTER</text:p>
          </table:table-cell>
          <table:table-cell office:value-type="string">
            <text:p>dearGovernment</text:p>
          </table:table-cell>
          <table:table-cell office:value-type="string">
            <text:p>Dear %1$s ,</text:p>
          </table:table-cell>
        </table:table-row>
        <table:table-row table:style-name="ro1">
          <table:table-cell office:value-type="string">
            <text:p>GOVERNMENT_REGISTER</text:p>
          </table:table-cell>
          <table:table-cell office:value-type="string">
            <text:p>successfullyReg</text:p>
          </table:table-cell>
          <table:table-cell office:value-type="string">
            <text:p>Your Agency/Department %1$s, has been successfully registered on GDFNow.org</text:p>
          </table:table-cell>
        </table:table-row>
        <table:table-row table:style-name="ro1">
          <table:table-cell office:value-type="string">
            <text:p>GOVERNMENT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1">
          <table:table-cell office:value-type="string">
            <text:p>GOVERNMENT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1">
          <table:table-cell office:value-type="string">
            <text:p>GOVERNMENT_AMEND</text:p>
          </table:table-cell>
          <table:table-cell office:value-type="string">
            <text:p>subject</text:p>
          </table:table-cell>
          <table:table-cell office:value-type="string">
            <text:p>Change Government Agency/Department Details</text:p>
          </table:table-cell>
        </table:table-row>
        <table:table-row table:style-name="ro1">
          <table:table-cell office:value-type="string">
            <text:p>GOVERNMENT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1">
          <table:table-cell office:value-type="string">
            <text:p>NGO_REGISTER</text:p>
          </table:table-cell>
          <table:table-cell office:value-type="string">
            <text:p>subject</text:p>
          </table:table-cell>
          <table:table-cell office:value-type="string">
            <text:p>Registration NGO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NGO_REGISTER</text:p>
          </table:table-cell>
          <table:table-cell office:value-type="string">
            <text:p>successfullyReg</text:p>
          </table:table-cell>
          <table:table-cell office:value-type="string">
            <text:p>Your NGO/Charity %1$s, has been successfully registered on GDFNow.org</text:p>
          </table:table-cell>
        </table:table-row>
        <table:table-row table:style-name="ro1">
          <table:table-cell office:value-type="string">
            <text:p>NGO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1">
          <table:table-cell office:value-type="string">
            <text:p>NGO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1">
          <table:table-cell office:value-type="string">
            <text:p>NGO_AMEND</text:p>
          </table:table-cell>
          <table:table-cell office:value-type="string">
            <text:p>subject</text:p>
          </table:table-cell>
          <table:table-cell office:value-type="string">
            <text:p>Change NGO/Charity Details</text:p>
          </table:table-cell>
        </table:table-row>
        <table:table-row table:style-name="ro1">
          <table:table-cell office:value-type="string">
            <text:p>NGO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1">
          <table:table-cell office:value-type="string">
            <text:p>BUSINESS_OFFER</text:p>
          </table:table-cell>
          <table:table-cell office:value-type="string">
            <text:p>subject</text:p>
          </table:table-cell>
          <table:table-cell office:value-type="string">
            <text:p>Offer from Business</text:p>
          </table:table-cell>
        </table:table-row>
        <table:table-row table:style-name="ro1">
          <table:table-cell office:value-type="string">
            <text:p>BUSINESS_OFF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BUSINESS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1">
          <table:table-cell office:value-type="string">
            <text:p>BUSINESS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1">
          <table:table-cell office:value-type="string">
            <text:p>GOVERNMENT_OFFER</text:p>
          </table:table-cell>
          <table:table-cell office:value-type="string">
            <text:p>subject</text:p>
          </table:table-cell>
          <table:table-cell office:value-type="string">
            <text:p>Offer from Government Agency/Department</text:p>
          </table:table-cell>
        </table:table-row>
        <table:table-row table:style-name="ro1">
          <table:table-cell office:value-type="string">
            <text:p>GOVERNMENT_OFF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GOVERNMENT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1">
          <table:table-cell office:value-type="string">
            <text:p>GOVERNMENT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1">
          <table:table-cell office:value-type="string">
            <text:p>NGO_OFFER</text:p>
          </table:table-cell>
          <table:table-cell office:value-type="string">
            <text:p>subject</text:p>
          </table:table-cell>
          <table:table-cell office:value-type="string">
            <text:p>Offer from NGO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NGO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1">
          <table:table-cell office:value-type="string">
            <text:p>NGO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1">
          <table:table-cell office:value-type="string">
            <text:p>CREATE_DEED</text:p>
          </table:table-cell>
          <table:table-cell office:value-type="string">
            <text:p>subject</text:p>
          </table:table-cell>
          <table:table-cell office:value-type="string">
            <text:p>Deed Registration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dearDeeder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CREATE_DEED</text:p>
          </table:table-cell>
          <table:table-cell office:value-type="string">
            <text:p>successMsg</text:p>
          </table:table-cell>
          <table:table-cell office:value-type="string">
            <text:p>You have successfully registered your Deed on GDFNow.org</text:p>
          </table:table-cell>
        </table:table-row>
        <table:table-row table:style-name="ro1">
          <table:table-cell office:value-type="string">
            <text:p>CREATE_DEED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1">
          <table:table-cell office:value-type="string">
            <text:p>CREATE_DEED_NGO</text:p>
          </table:table-cell>
          <table:table-cell office:value-type="string">
            <text:p>subject</text:p>
          </table:table-cell>
          <table:table-cell office:value-type="string">
            <text:p>Deed Registration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1">
          <table:table-cell office:value-type="string">
            <text:p>CREATE_DEED_NGO</text:p>
          </table:table-cell>
          <table:table-cell office:value-type="string">
            <text:p>successMsg</text:p>
          </table:table-cell>
          <table:table-cell office:value-type="string">
            <text:p>You have successfully registered your Deed on GDFNow.org</text:p>
          </table:table-cell>
        </table:table-row>
        <table:table-row table:style-name="ro1">
          <table:table-cell office:value-type="string">
            <text:p>CREATE_DEED_NGO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1">
          <table:table-cell office:value-type="string">
            <text:p>DEEDER_NOTIFY_GOVERNMENT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2">
          <table:table-cell office:value-type="string">
            <text:p>DEEDER_NOTIFY_GOVERNMENT_OFFER</text:p>
          </table:table-cell>
          <table:table-cell office:value-type="string">
            <text:p>congratsMsg</text:p>
          </table:table-cell>
          <table:table-cell office:value-type="string">
            <text:p>Contratulations %1$s, You have just won a new offer from %2$s</text:p>
          </table:table-cell>
        </table:table-row>
        <table:table-row table:style-name="ro1">
          <table:table-cell office:value-type="string">
            <text:p>DEEDER_NOTIFY_GOVERNMENT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1">
          <table:table-cell office:value-type="string">
            <text:p>DEEDER_NOTIFY_BUSINESS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2">
          <table:table-cell office:value-type="string">
            <text:p>DEEDER_NOTIFY_BUSINESS_OFFER</text:p>
          </table:table-cell>
          <table:table-cell office:value-type="string">
            <text:p>congratsMsg</text:p>
          </table:table-cell>
          <table:table-cell office:value-type="string">
            <text:p>Contratulations %1$s, You have just won a new offer from %2$s</text:p>
          </table:table-cell>
        </table:table-row>
        <table:table-row table:style-name="ro1">
          <table:table-cell office:value-type="string">
            <text:p>DEEDER_NOTIFY_BUSINESS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1">
          <table:table-cell office:value-type="string">
            <text:p>PASSWORD_RESET</text:p>
          </table:table-cell>
          <table:table-cell office:value-type="string">
            <text:p>subject</text:p>
          </table:table-cell>
          <table:table-cell office:value-type="string">
            <text:p>Password Reset</text:p>
          </table:table-cell>
        </table:table-row>
        <table:table-row table:style-name="ro2">
          <table:table-cell office:value-type="string">
            <text:p>PASSWORD_RESET</text:p>
          </table:table-cell>
          <table:table-cell office:value-type="string">
            <text:p>pwResetMsg</text:p>
          </table:table-cell>
          <table:table-cell office:value-type="string">
            <text:p>If you have make a password reset on GDFNow.org</text:p>
          </table:table-cell>
        </table:table-row>
        <table:table-row table:style-name="ro2">
          <table:table-cell office:value-type="string">
            <text:p>PASSWORD_RESET</text:p>
          </table:table-cell>
          <table:table-cell office:value-type="string">
            <text:p>pwResetLinkMsg</text:p>
          </table:table-cell>
          <table:table-cell office:value-type="string">
            <text:p>Please reset your access password by clicking the following link:</text:p>
          </table:table-cell>
        </table:table-row>
        <table:table-row table:style-name="ro1">
          <table:table-cell office:value-type="string">
            <text:p>NOMINATED_DEED</text:p>
          </table:table-cell>
          <table:table-cell office:value-type="string">
            <text:p>subject</text:p>
          </table:table-cell>
          <table:table-cell office:value-type="string">
            <text:p>Deed Nomination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dearDeeder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deederMsg</text:p>
          </table:table-cell>
          <table:table-cell office:value-type="string">
            <text:p>Thought we let you know that the User %1$s, who had earlier nominated you as a Deeder has successfully nominated your Deed on GDFNow.org</text:p>
          </table:table-cell>
        </table:table-row>
        <table:table-row table:style-name="ro1">
          <table:table-cell office:value-type="string">
            <text:p>NOMINATED_DEED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1">
          <table:table-cell office:value-type="string">
            <text:p>NOMINATED_DEED_USER_COPY</text:p>
          </table:table-cell>
          <table:table-cell office:value-type="string">
            <text:p>subject</text:p>
          </table:table-cell>
          <table:table-cell office:value-type="string">
            <text:p>Deed Nominated</text:p>
          </table:table-cell>
        </table:table-row>
        <table:table-row table:style-name="ro1">
          <table:table-cell office:value-type="string">
            <text:p>NOMINATED_DEED_USER_COPY</text:p>
          </table:table-cell>
          <table:table-cell office:value-type="string">
            <text:p>dearUser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successMsg</text:p>
          </table:table-cell>
          <table:table-cell office:value-type="string">
            <text:p>You have successfully nominated the Deed of your nominated Deeder %1$s. We have also made %2$s aware of this.</text:p>
          </table:table-cell>
        </table:table-row>
        <table:table-row table:style-name="ro1">
          <table:table-cell office:value-type="string">
            <text:p>NOMINATED_DEED_USER_COPY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9/12/2021</text:date>, <text:time>10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28T22:34:48</meta:creation-date>
    <meta:generator>OpenOffice/4.1.7$Unix OpenOffice.org_project/417m1$Build-9800</meta:generator>
    <dc:date>2021-12-09T10:15:03</dc:date>
    <dc:creator>Satinder Singh</dc:creator>
    <meta:editing-duration>PT14M</meta:editing-duration>
    <meta:editing-cycles>5</meta:editing-cycles>
    <meta:document-statistic meta:table-count="6" meta:cell-count="1395" meta:object-count="0"/>
  </office:meta>
</office:document-meta>
</file>